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6400000278405D623CA4211F42.png" manifest:media-type="image/png"/>
  <manifest:file-entry manifest:full-path="Pictures/100000000000016400000278C13AE1419BB3844A.png" manifest:media-type="image/png"/>
  <manifest:file-entry manifest:full-path="Pictures/100000000000016400000278A69691813C350B2A.png" manifest:media-type="image/png"/>
  <manifest:file-entry manifest:full-path="Pictures/100000000000016400000278B1AF8CFFABE5292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1" text:anchor-type="paragraph" svg:width="16.545cm" svg:height="29.487cm" draw:z-index="0"><draw:image xlink:href="Pictures/100000000000016400000278C13AE1419BB3844A.png" xlink:type="simple" xlink:show="embed" xlink:actuate="onLoad" loext:mime-type="image/png"/></draw:frame></text:p>
      <text:p text:style-name="Standard"><draw:frame draw:style-name="fr1" draw:name="Imagem2" text:anchor-type="paragraph" svg:width="16.298cm" svg:height="29.605cm" draw:z-index="1"><draw:image xlink:href="Pictures/100000000000016400000278B1AF8CFFABE52928.png" xlink:type="simple" xlink:show="embed" xlink:actuate="onLoad" loext:mime-type="image/png"/></draw:frame><text:soft-page-break/></text:p>
      <text:p text:style-name="Standard"><draw:frame draw:style-name="fr1" draw:name="Imagem3" text:anchor-type="paragraph" svg:width="16.452cm" svg:height="29.485cm" draw:z-index="2"><draw:image xlink:href="Pictures/100000000000016400000278A69691813C350B2A.png" xlink:type="simple" xlink:show="embed" xlink:actuate="onLoad" loext:mime-type="image/png"/></draw:frame><text:soft-page-break/></text:p>
      <text:p text:style-name="Standard"><draw:frame draw:style-name="fr1" draw:name="Imagem4" text:anchor-type="paragraph" svg:width="16.612cm" svg:height="29.471cm" draw:z-index="3"><draw:image xlink:href="Pictures/100000000000016400000278405D623CA4211F4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17T22:22:27.171644435</meta:creation-date>
    <dc:date>2021-04-17T22:30:56.891889844</dc:date>
    <meta:editing-duration>PT8M30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6.3.5.2$Linux_X86_64 LibreOffice_project/30$Build-2</meta:generator>
  </office:meta>
</office:document-meta>
</file>